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" svg:font-family="Droid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" svg:font-family="Droid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Footer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Header">Braden Licastro<text:tab/>Internship Retrospective<text:tab/>CMPSC 501</text:p>
      </style:header>
      <style:footer>
        <text:p text:style-name="P2"><text:page-number text:fixed="false">1</text:page-number><text:s/>of<text:s/><text:page-count>1</text:page-count><text:tab/><text:tab/>Pledge: ______________________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Braden Licastro</meta:initial-creator>
    <dc:creator>Braden Licastro</dc:creator>
    <meta:creation-date>2013-09-08T22:24:00Z</meta:creation-date>
    <dc:date>2013-09-11T02:36:00Z</dc:date>
    <meta:template xlink:href="Normal.dotm" xlink:type="simple"/>
    <meta:editing-cycles>2</meta:editing-cycles>
    <meta:editing-duration>PT1140S</meta:editing-duration>
    <meta:document-statistic meta:page-count="1" meta:paragraph-count="1" meta:word-count="0" meta:character-count="0" meta:row-count="1" meta:non-whitespace-character-count="0"/>
  </office:meta>
</office:document-meta>
</file>